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4479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a4b8b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980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a4b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5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5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5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5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5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447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dced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da4b8b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5ab2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99cm" svg:height="1.391cm" svg:x="12.068cm" svg:y="14.345cm" svg:viewBox="0 0 500 1392" draw:points="2,394 2,1392 500,994 500,0 0,400">
            <text:p/>
          </draw:polygon>
          <draw:polygon draw:style-name="gr2" draw:text-style-name="P2" draw:layer="layout" svg:width="1.52cm" svg:height="0.43cm" svg:x="10.026cm" svg:y="14.348cm" svg:viewBox="0 0 1521 431" draw:points="37,403 1022,403 1521,0 519,0 0,431">
            <text:p/>
          </draw:polygon>
          <draw:polygon draw:style-name="gr3" draw:text-style-name="P3" draw:layer="layout" svg:width="1.519cm" svg:height="0.424cm" svg:x="11.038cm" svg:y="14.348cm" svg:viewBox="0 0 1520 425" draw:points="37,397 1021,397 1520,0 519,0 0,425">
            <text:p/>
          </draw:polygon>
          <draw:polygon draw:style-name="gr4" draw:text-style-name="P4" draw:layer="layout" svg:width="1.519cm" svg:height="0.424cm" svg:x="9.031cm" svg:y="14.348cm" svg:viewBox="0 0 1520 425" draw:points="37,397 1021,397 1520,0 519,0 0,425">
            <text:p/>
          </draw:polygon>
          <draw:polygon draw:style-name="gr5" draw:text-style-name="P5" draw:layer="layout" svg:width="1.029cm" svg:height="1.02cm" svg:x="11.035cm" svg:y="14.732cm" svg:viewBox="0 0 1030 1021" draw:points="15,0 26,1021 1030,1021 1030,10 0,10">
            <text:p/>
          </draw:polygon>
          <draw:polygon draw:style-name="gr6" draw:text-style-name="P6" draw:layer="layout" svg:width="1.019cm" svg:height="1.01cm" svg:x="10.029cm" svg:y="14.733cm" svg:viewBox="0 0 1020 1011" draw:points="15,0 26,1011 1020,1011 1020,10 0,10">
            <text:p/>
          </draw:polygon>
          <draw:polygon draw:style-name="gr7" draw:text-style-name="P7" draw:layer="layout" svg:width="1.019cm" svg:height="1.01cm" svg:x="9.036cm" svg:y="14.733cm" svg:viewBox="0 0 1020 1011" draw:points="15,0 26,1011 1020,1011 1020,10 0,10">
            <text:p/>
          </draw:polygon>
          <draw:line draw:style-name="gr8" draw:text-style-name="P8" draw:layer="layout" svg:x1="9.057cm" svg:y1="15.749cm" svg:x2="12.057cm" svg:y2="15.749cm">
            <text:p/>
          </draw:line>
          <draw:line draw:style-name="gr8" draw:text-style-name="P8" draw:layer="layout" svg:x1="10.055cm" svg:y1="15.741cm" svg:x2="10.055cm" svg:y2="14.74cm">
            <text:p/>
          </draw:line>
          <draw:line draw:style-name="gr8" draw:text-style-name="P8" draw:layer="layout" svg:x1="11.059cm" svg:y1="15.741cm" svg:x2="11.059cm" svg:y2="14.74cm">
            <text:p/>
          </draw:line>
          <draw:line draw:style-name="gr9" draw:text-style-name="P8" draw:layer="layout" svg:x1="10.554cm" svg:y1="14.343cm" svg:x2="11.556cm" svg:y2="14.343cm">
            <text:p/>
          </draw:line>
          <draw:line draw:style-name="gr10" draw:text-style-name="P8" draw:layer="layout" svg:x1="10.055cm" svg:y1="14.745cm" svg:x2="10.552cm" svg:y2="14.343cm">
            <text:p/>
          </draw:line>
          <draw:line draw:style-name="gr11" draw:text-style-name="P8" draw:layer="layout" svg:x1="11.059cm" svg:y1="14.743cm" svg:x2="11.556cm" svg:y2="14.341cm">
            <text:p/>
          </draw:line>
          <draw:line draw:style-name="gr8" draw:text-style-name="P8" draw:layer="layout" svg:x1="9.054cm" svg:y1="15.741cm" svg:x2="9.054cm" svg:y2="14.74cm">
            <text:p/>
          </draw:line>
          <draw:line draw:style-name="gr12" draw:text-style-name="P8" draw:layer="layout" svg:x1="9.554cm" svg:y1="14.343cm" svg:x2="10.576cm" svg:y2="14.343cm">
            <text:p/>
          </draw:line>
          <draw:line draw:style-name="gr13" draw:text-style-name="P8" draw:layer="layout" svg:x1="9.054cm" svg:y1="14.745cm" svg:x2="9.551cm" svg:y2="14.343cm">
            <text:p/>
          </draw:line>
          <draw:line draw:style-name="gr8" draw:text-style-name="P8" draw:layer="layout" svg:x1="12.058cm" svg:y1="15.754cm" svg:x2="12.058cm" svg:y2="14.74cm">
            <text:p/>
          </draw:line>
          <draw:line draw:style-name="gr8" draw:text-style-name="P8" draw:layer="layout" svg:x1="12.556cm" svg:y1="15.344cm" svg:x2="12.556cm" svg:y2="14.343cm">
            <text:p/>
          </draw:line>
          <draw:line draw:style-name="gr14" draw:text-style-name="P8" draw:layer="layout" svg:x1="11.557cm" svg:y1="14.343cm" svg:x2="12.557cm" svg:y2="14.343cm">
            <text:p/>
          </draw:line>
          <draw:line draw:style-name="gr8" draw:text-style-name="P8" draw:layer="layout" svg:x1="12.058cm" svg:y1="14.743cm" svg:x2="12.555cm" svg:y2="14.341cm">
            <text:p/>
          </draw:line>
          <draw:line draw:style-name="gr8" draw:text-style-name="P8" draw:layer="layout" svg:x1="12.068cm" svg:y1="15.74cm" svg:x2="12.565cm" svg:y2="15.338cm">
            <text:p/>
          </draw:line>
          <draw:line draw:style-name="gr8" draw:text-style-name="P8" draw:layer="layout" svg:x1="12.068cm" svg:y1="14.738cm" svg:x2="12.565cm" svg:y2="14.336cm">
            <text:p/>
          </draw:line>
          <draw:line draw:style-name="gr8" draw:text-style-name="P8" draw:layer="layout" svg:x1="9.057cm" svg:y1="14.752cm" svg:x2="12.057cm" svg:y2="14.7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85" draw:display-name="Dashed (var) 6585" draw:style="rect" draw:dots1="1" draw:dots1-length="0.005cm" draw:dots2="1" draw:dots2-length="0.005cm" draw:distance="0.005cm"/>
    <draw:stroke-dash draw:name="Dashed_20__28_var_29__20_6586" draw:display-name="Dashed (var) 6586" draw:style="rect" draw:dots1="1" draw:dots1-length="0.005cm" draw:dots2="1" draw:dots2-length="0.005cm" draw:distance="0.005cm"/>
    <draw:stroke-dash draw:name="Dashed_20__28_var_29__20_6587" draw:display-name="Dashed (var) 6587" draw:style="rect" draw:dots1="1" draw:dots1-length="0.005cm" draw:dots2="1" draw:dots2-length="0.005cm" draw:distance="0.005cm"/>
    <draw:stroke-dash draw:name="Dashed_20__28_var_29__20_6588" draw:display-name="Dashed (var) 6588" draw:style="rect" draw:dots1="1" draw:dots1-length="0.005cm" draw:dots2="1" draw:dots2-length="0.005cm" draw:distance="0.005cm"/>
    <draw:stroke-dash draw:name="Dashed_20__28_var_29__20_6589" draw:display-name="Dashed (var) 6589" draw:style="rect" draw:dots1="1" draw:dots1-length="0.005cm" draw:dots2="1" draw:dots2-length="0.005cm" draw:distance="0.005cm"/>
    <draw:stroke-dash draw:name="Dashed_20__28_var_29__20_6590" draw:display-name="Dashed (var) 6590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18:28.407577330</meta:creation-date>
    <dc:date>2018-05-18T13:18:45.010598279</dc:date>
    <meta:editing-duration>PT17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